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808080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solid" draw:fill-color="#808080" draw:textarea-horizontal-align="center" draw:textarea-vertical-align="middle" draw:shadow="visible"/>
    </style:style>
    <style:style style:name="gr7" style:family="graphic" style:parent-style-name="standard">
      <style:graphic-properties draw:fill="solid" draw:fill-color="#4c4c4c" draw:textarea-horizontal-align="justify" draw:textarea-vertical-align="middle" draw:auto-grow-height="false" draw:shadow="visib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draw:transform="rotate (1.5707963267946) translate (0.1cm 4.8cm)">
          <text:p text:style-name="P1">0x7F00</text:p>
        </draw:rect>
        <draw:rect draw:style-name="gr1" draw:text-style-name="P1" draw:layer="layout" svg:width="4cm" svg:height="1cm" draw:transform="rotate (1.5707963267946) translate (1.1cm 4.8cm)">
          <text:p text:style-name="P1">OID</text:p>
        </draw:rect>
        <draw:rect draw:style-name="gr1" draw:text-style-name="P1" draw:layer="layout" svg:width="4cm" svg:height="1cm" draw:transform="rotate (1.5707963267946) translate (2.1cm 4.8cm)">
          <text:p text:style-name="P1">N chunks</text:p>
        </draw:rect>
        <draw:rect draw:style-name="gr1" draw:text-style-name="P1" draw:layer="layout" svg:width="4cm" svg:height="1cm" draw:transform="rotate (1.5707963267946) translate (3.1cm 4.8cm)">
          <text:p text:style-name="P1">X</text:p>
        </draw:rect>
        <draw:rect draw:style-name="gr2" draw:text-style-name="P2" draw:layer="layout" svg:width="0.5cm" svg:height="1cm" draw:transform="rotate (1.5707963267946) translate (3.1cm 4.8cm)">
          <text:p text:style-name="P3"/>
        </draw:rect>
        <draw:rect draw:style-name="gr1" draw:text-style-name="P1" draw:layer="layout" svg:width="4cm" svg:height="1cm" draw:transform="rotate (1.5707963267946) translate (4.1cm 4.8cm)">
          <text:p text:style-name="P1">Y</text:p>
        </draw:rect>
        <draw:rect draw:style-name="gr1" draw:text-style-name="P1" draw:layer="layout" svg:width="4cm" svg:height="1cm" draw:transform="rotate (1.5707963267946) translate (5.1cm 4.8cm)">
          <text:p text:style-name="P1">N pages</text:p>
        </draw:rect>
        <draw:rect draw:style-name="gr3" draw:text-style-name="P1" draw:layer="layout" svg:width="4cm" svg:height="1cm" draw:transform="rotate (1.5707963267946) translate (6.1cm 4.8cm)">
          <text:p text:style-name="P1">Page 0</text:p>
        </draw:rect>
        <draw:rect draw:style-name="gr3" draw:text-style-name="P1" draw:layer="layout" svg:width="4cm" svg:height="1cm" draw:transform="rotate (1.5707963267946) translate (7.1cm 4.8cm)">
          <text:p text:style-name="P1">Page 1</text:p>
        </draw:rect>
        <draw:rect draw:style-name="gr3" draw:text-style-name="P1" draw:layer="layout" svg:width="4cm" svg:height="1cm" draw:transform="rotate (1.5707963267946) translate (8.1cm 4.8cm)">
          <text:p text:style-name="P1">Page 2</text:p>
        </draw:rect>
        <draw:rect draw:style-name="gr3" draw:text-style-name="P1" draw:layer="layout" svg:width="4cm" svg:height="1cm" draw:transform="rotate (1.5707963267946) translate (9.1cm 4.8cm)">
          <text:p text:style-name="P1">Page 3</text:p>
        </draw:rect>
        <draw:rect draw:style-name="gr3" draw:text-style-name="P1" draw:layer="layout" svg:width="4cm" svg:height="1cm" draw:transform="rotate (1.5707963267946) translate (10.1cm 4.8cm)">
          <text:p text:style-name="P1">Page 4</text:p>
        </draw:rect>
        <draw:rect draw:style-name="gr4" draw:text-style-name="P1" draw:layer="layout" svg:width="4cm" svg:height="3.5cm" draw:transform="rotate (1.5707963267946) translate (11.1cm 4.8cm)">
          <text:p text:style-name="P1">Label</text:p>
        </draw:rect>
        <draw:frame draw:style-name="gr5" draw:layer="layout" svg:width="0.853cm" svg:height="0.963cm" svg:x="0.247cm" svg:y="-0.163cm">
          <draw:text-box>
            <text:p text:style-name="P3">0</text:p>
          </draw:text-box>
        </draw:frame>
        <draw:frame draw:style-name="gr5" draw:layer="layout" svg:width="0.853cm" svg:height="0.963cm" svg:x="1.148cm" svg:y="-0.162cm">
          <draw:text-box>
            <text:p text:style-name="P3">2</text:p>
          </draw:text-box>
        </draw:frame>
        <draw:frame draw:style-name="gr5" draw:layer="layout" svg:width="0.853cm" svg:height="0.963cm" svg:x="2.149cm" svg:y="-0.161cm">
          <draw:text-box>
            <text:p text:style-name="P3">4</text:p>
          </draw:text-box>
        </draw:frame>
        <draw:frame draw:style-name="gr5" draw:layer="layout" svg:width="0.853cm" svg:height="0.963cm" svg:x="3.15cm" svg:y="-0.16cm">
          <draw:text-box>
            <text:p text:style-name="P3">6</text:p>
          </draw:text-box>
        </draw:frame>
        <draw:frame draw:style-name="gr5" draw:layer="layout" svg:width="0.853cm" svg:height="0.963cm" svg:x="4.151cm" svg:y="-0.159cm">
          <draw:text-box>
            <text:p text:style-name="P3">8</text:p>
          </draw:text-box>
        </draw:frame>
        <draw:frame draw:style-name="gr5" draw:layer="layout" svg:width="1.205cm" svg:height="0.963cm" svg:x="4.952cm" svg:y="-0.158cm">
          <draw:text-box>
            <text:p text:style-name="P3">10</text:p>
          </draw:text-box>
        </draw:frame>
        <draw:frame draw:style-name="gr5" draw:layer="layout" svg:width="1.205cm" svg:height="0.963cm" svg:x="5.953cm" svg:y="-0.157cm">
          <draw:text-box>
            <text:p text:style-name="P3">12</text:p>
          </draw:text-box>
        </draw:frame>
        <draw:frame draw:style-name="gr5" draw:layer="layout" svg:width="1.205cm" svg:height="0.963cm" svg:x="10.954cm" svg:y="-0.156cm">
          <draw:text-box>
            <text:p text:style-name="P3">22</text:p>
          </draw:text-box>
        </draw:frame>
        <draw:frame draw:style-name="gr5" draw:layer="layout" svg:width="1.205cm" svg:height="0.963cm" svg:x="14.455cm" svg:y="-0.155cm">
          <draw:text-box>
            <text:p text:style-name="P3">56</text:p>
          </draw:text-box>
        </draw:frame>
        <draw:rect draw:style-name="gr6" draw:text-style-name="P2" draw:layer="layout" svg:width="1.2cm" svg:height="4cm" svg:x="14.6cm" svg:y="0.8cm">
          <text:p text:style-name="P3"/>
        </draw:rect>
        <draw:custom-shape draw:style-name="gr7" draw:text-style-name="P2" draw:layer="layout" svg:width="1.5cm" svg:height="1.5cm" svg:x="15.3cm" svg:y="2.1cm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cm" fo:page-height="5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6-08T15:13:22</dc:date>
    <meta:editing-cycles>8</meta:editing-cycles>
    <meta:editing-duration>PT28M5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